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522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2.9161in"/>
    </style:style>
    <style:style style:name="co8" style:family="table-column">
      <style:table-column-properties fo:break-before="auto" style:column-width="2.2402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4.59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osekliai=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8:.B20];[.C18:.C20])/COUNT([.B18:.B20])" office:value-type="float" office:value="10.3198383933333" calcext:value-type="float">
            <text:p>10.3198383933333</text:p>
          </table:table-cell>
          <table:table-cell table:formula="of:=AVERAGE([.D18:.D20])" office:value-type="float" office:value="19.9716333333333" calcext:value-type="float">
            <text:p>19.9716333333333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340684615341697" calcext:value-type="float">
            <text:p>0.340684615341697</text:p>
          </table:table-cell>
          <table:table-cell table:formula="of:=1-[.E3]" office:value-type="float" office:value="0.659315384658303" calcext:value-type="float">
            <text:p>0.659315384658303</text:p>
          </table:table-cell>
          <table:table-cell/>
          <table:table-cell table:formula="of:=1/[.E3]" office:value-type="float" office:value="2.9352660935306" calcext:value-type="float">
            <text:p>2.9352660935306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4:.B26];[.C24:.C26])/COUNT([.B24:.B26])" office:value-type="float" office:value="10.3109900033333" calcext:value-type="float">
            <text:p>10.3109900033333</text:p>
          </table:table-cell>
          <table:table-cell table:formula="of:=AVERAGE([.D24:.D26])" office:value-type="float" office:value="10.2751666666667" calcext:value-type="float">
            <text:p>10.2751666666667</text:p>
          </table:table-cell>
          <table:table-cell table:formula="of:=SUM([.B4:.C4])" office:value-type="float" office:value="20.58615667" calcext:value-type="float">
            <text:p>20.58615667</text:p>
          </table:table-cell>
          <table:table-cell table:formula="of:=[.B4]/([.B4]+[.C4])" office:value-type="float" office:value="0.50087008316416" calcext:value-type="float">
            <text:p>0.50087008316416</text:p>
          </table:table-cell>
          <table:table-cell table:formula="of:=1-[.E4]" office:value-type="float" office:value="0.49912991683584" calcext:value-type="float">
            <text:p>0.49912991683584</text:p>
          </table:table-cell>
          <table:table-cell table:number-columns-repeated="2"/>
          <table:table-cell table:formula="of:=1/([.E3]+([.F3]/[.A4]))" office:value-type="float" office:value="1.49177515510631" calcext:value-type="float">
            <text:p>1.49177515510631</text:p>
          </table:table-cell>
          <table:table-cell table:formula="of:=[.$D$3]/[.D4]" office:value-type="float" office:value="1.47144861531196" calcext:value-type="float">
            <text:p>1.471448615311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30:.B32];[.C30:.C32])/COUNT([.B30:.B32])" office:value-type="float" office:value="10.3286707166667" calcext:value-type="float">
            <text:p>10.3286707166667</text:p>
          </table:table-cell>
          <table:table-cell table:formula="of:=AVERAGE([.D30:.D32])" office:value-type="float" office:value="5.46506666666667" calcext:value-type="float">
            <text:p>5.46506666666667</text:p>
          </table:table-cell>
          <table:table-cell table:formula="of:=SUM([.B5:.C5])" office:value-type="float" office:value="15.7937373833333" calcext:value-type="float">
            <text:p>15.7937373833333</text:p>
          </table:table-cell>
          <table:table-cell table:formula="of:=[.B5]/([.B5]+[.C5])" office:value-type="float" office:value="0.65397255038356" calcext:value-type="float">
            <text:p>0.65397255038356</text:p>
          </table:table-cell>
          <table:table-cell table:formula="of:=1-[.E5]" office:value-type="float" office:value="0.346027449616441" calcext:value-type="float">
            <text:p>0.346027449616441</text:p>
          </table:table-cell>
          <table:table-cell table:number-columns-repeated="2"/>
          <table:table-cell table:formula="of:=1/([.E3]+([.F3]/[.A5]))" office:value-type="float" office:value="1.97818668769039" calcext:value-type="float">
            <text:p>1.97818668769039</text:p>
          </table:table-cell>
          <table:table-cell table:formula="of:=[.$D$3]/[.D5]" office:value-type="float" office:value="1.91794196594863" calcext:value-type="float">
            <text:p>1.917941965948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0.00330687;0.00367093;0.00315094)/3+SUM(10.3126;10.4045;10.3346)/3" office:value-type="float" office:value="10.3539429133333" calcext:value-type="float">
            <text:p>10.3539429133333</text:p>
          </table:table-cell>
          <table:table-cell table:formula="of:=AVERAGE(3.9672;4.0364;3.97391)" office:value-type="float" office:value="3.99250333333333" calcext:value-type="float">
            <text:p>3.99250333333333</text:p>
          </table:table-cell>
          <table:table-cell table:formula="of:=SUM([.B6:.C6])" office:value-type="float" office:value="14.3464462466667" calcext:value-type="float">
            <text:p>14.3464462466667</text:p>
          </table:table-cell>
          <table:table-cell table:formula="of:=[.B6]/([.B6]+[.C6])" office:value-type="float" office:value="0.721707852614652" calcext:value-type="float">
            <text:p>0.721707852614652</text:p>
          </table:table-cell>
          <table:table-cell table:formula="of:=1-[.E6]" office:value-type="float" office:value="0.278292147385348" calcext:value-type="float">
            <text:p>0.278292147385348</text:p>
          </table:table-cell>
          <table:table-cell table:number-columns-repeated="2"/>
          <table:table-cell table:formula="of:=1/([.E3]+([.F3]/[.A6]))" office:value-type="float" office:value="2.21940844246444" calcext:value-type="float">
            <text:p>2.21940844246444</text:p>
          </table:table-cell>
          <table:table-cell table:formula="of:=[.$D$3]/[.D6]" office:value-type="float" office:value="2.11142684438" calcext:value-type="float">
            <text:p>2.111426844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649" calcext:value-type="float">
            <text:p>0.0032649</text:p>
          </table:table-cell>
          <table:table-cell office:value-type="float" office:value="10.3459" calcext:value-type="float">
            <text:p>10.3459</text:p>
          </table:table-cell>
          <table:table-cell office:value-type="float" office:value="10.2932" calcext:value-type="float">
            <text:p>10.2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2604" calcext:value-type="float">
            <text:p>0.00322604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10.3794" calcext:value-type="float">
            <text:p>10.3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17907" calcext:value-type="float">
            <text:p>0.0031790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.1529" calcext:value-type="float">
            <text:p>10.152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7802" calcext:value-type="float">
            <text:p>0.00327802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5.46127" calcext:value-type="float">
            <text:p>5.46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49092" calcext:value-type="float">
            <text:p>0.00349092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5.47112" calcext:value-type="float">
            <text:p>5.4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4321" calcext:value-type="float">
            <text:p>0.00324321</text:p>
          </table:table-cell>
          <table:table-cell office:value-type="float" office:value="10.3182" calcext:value-type="float">
            <text:p>10.3182</text:p>
          </table:table-cell>
          <table:table-cell office:value-type="float" office:value="5.46281" calcext:value-type="float">
            <text:p>5.46281</text:p>
          </table:table-cell>
          <table:table-cell table:number-columns-repeated="8"/>
        </table:table-row>
      </table:table>
      <table:table table:name="calc- lygiagre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osekli dat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3:.B5])" office:value-type="float" office:value="0.00367172666666667" calcext:value-type="float">
            <text:p>0.00367172666666667</text:p>
          </table:table-cell>
          <table:table-cell table:formula="of:=(SUM([.C3:.C5])+SUM([.D3:.D5]))/3" office:value-type="float" office:value="30.2878" calcext:value-type="float">
            <text:p>30.2878</text:p>
          </table:table-cell>
          <table:table-cell table:formula="of:=SUM([.G4:.H4])" office:value-type="float" office:value="30.2914717266667" calcext:value-type="float">
            <text:p>30.2914717266667</text:p>
          </table:table-cell>
          <table:table-cell table:formula="of:=[.G4]/([.G4]+[.H4])" office:value-type="float" office:value="0.000121213214722556" calcext:value-type="float">
            <text:p>0.000121213214722556</text:p>
          </table:table-cell>
          <table:table-cell table:formula="of:=1-[.J4]" office:value-type="float" office:value="0.999878786785277" calcext:value-type="float">
            <text:p>0.999878786785277</text:p>
          </table:table-cell>
          <table:table-cell/>
          <table:table-cell table:formula="of:=1/[.J4]" office:value-type="float" office:value="8249.9255736175" calcext:value-type="float">
            <text:p>8249.9255736175</text:p>
          </table:table-cell>
          <table:table-cell table:formula="of:=1/([.J4]+([.K4]/[.F4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9:.B11])" office:value-type="float" office:value="0.00331322333333333" calcext:value-type="float">
            <text:p>0.00331322333333333</text:p>
          </table:table-cell>
          <table:table-cell table:formula="of:=(SUM([.C9:.C11])+SUM([.D9:.D11]))/3" office:value-type="float" office:value="15.71966" calcext:value-type="float">
            <text:p>15.71966</text:p>
          </table:table-cell>
          <table:table-cell table:formula="of:=SUM([.G5:.H5])" office:value-type="float" office:value="15.7229732233333" calcext:value-type="float">
            <text:p>15.7229732233333</text:p>
          </table:table-cell>
          <table:table-cell table:formula="of:=[.G5]/([.G5]+[.H5])" office:value-type="float" office:value="0.000210724987333593" calcext:value-type="float">
            <text:p>0.000210724987333593</text:p>
          </table:table-cell>
          <table:table-cell table:formula="of:=1-[.J5]" office:value-type="float" office:value="0.999789275012667" calcext:value-type="float">
            <text:p>0.999789275012667</text:p>
          </table:table-cell>
          <table:table-cell table:number-columns-repeated="2"/>
          <table:table-cell table:formula="of:=1/([.J4]+([.K4]/[.F5]))" office:value-type="float" office:value="1.99975760295228" calcext:value-type="float">
            <text:p>1.99975760295228</text:p>
          </table:table-cell>
          <table:table-cell table:formula="of:=[.$I$4]/[.I5]" office:value-type="float" office:value="1.92657401983699" calcext:value-type="float">
            <text:p>1.92657401983699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AVERAGE([.B15:.B17])" office:value-type="float" office:value="0.00326776666666667" calcext:value-type="float">
            <text:p>0.00326776666666667</text:p>
          </table:table-cell>
          <table:table-cell table:formula="of:=(SUM([.C15:.C17])+SUM([.D15:.D17]))/3" office:value-type="float" office:value="8.75210333333333" calcext:value-type="float">
            <text:p>8.75210333333333</text:p>
          </table:table-cell>
          <table:table-cell table:formula="of:=SUM([.G6:.H6])" office:value-type="float" office:value="8.7553711" calcext:value-type="float">
            <text:p>8.7553711</text:p>
          </table:table-cell>
          <table:table-cell table:formula="of:=[.G6]/([.G6]+[.H6])" office:value-type="float" office:value="0.000373229944150131" calcext:value-type="float">
            <text:p>0.000373229944150131</text:p>
          </table:table-cell>
          <table:table-cell table:formula="of:=1-[.J6]" office:value-type="float" office:value="0.99962677005585" calcext:value-type="float">
            <text:p>0.99962677005585</text:p>
          </table:table-cell>
          <table:table-cell table:number-columns-repeated="2"/>
          <table:table-cell table:formula="of:=1/([.J4]+([.K4]/[.F6]))" office:value-type="float" office:value="3.99854597016622" calcext:value-type="float">
            <text:p>3.99854597016622</text:p>
          </table:table-cell>
          <table:table-cell table:formula="of:=[.$D$4]/[.I6]" office:value-type="float" office:value="2.28351257435564" calcext:value-type="float">
            <text:p>2.28351257435564</text:p>
          </table:table-cell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68" calcext:value-type="float">
            <text:p>0.003268</text:p>
          </table:table-cell>
          <table:table-cell office:value-type="float" office:value="5.27413" calcext:value-type="float">
            <text:p>5.27413</text:p>
          </table:table-cell>
          <table:table-cell office:value-type="float" office:value="10.4058" calcext:value-type="float">
            <text:p>10.40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33381" calcext:value-type="float">
            <text:p>0.00333381</text:p>
          </table:table-cell>
          <table:table-cell office:value-type="float" office:value="5.26765" calcext:value-type="float">
            <text:p>5.26765</text:p>
          </table:table-cell>
          <table:table-cell office:value-type="float" office:value="10.3934" calcext:value-type="float">
            <text:p>10.39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33786" calcext:value-type="float">
            <text:p>0.00333786</text:p>
          </table:table-cell>
          <table:table-cell office:value-type="float" office:value="5.2726" calcext:value-type="float">
            <text:p>5.2726</text:p>
          </table:table-cell>
          <table:table-cell office:value-type="float" office:value="10.5454" calcext:value-type="float">
            <text:p>10.545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5704" calcext:value-type="float">
            <text:p>0.00325704</text:p>
          </table:table-cell>
          <table:table-cell office:value-type="float" office:value="3.3739" calcext:value-type="float">
            <text:p>3.3739</text:p>
          </table:table-cell>
          <table:table-cell office:value-type="float" office:value="5.56363" calcext:value-type="float">
            <text:p>5.563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7516" calcext:value-type="float">
            <text:p>0.00327516</text:p>
          </table:table-cell>
          <table:table-cell office:value-type="float" office:value="2.68684" calcext:value-type="float">
            <text:p>2.68684</text:p>
          </table:table-cell>
          <table:table-cell office:value-type="float" office:value="5.60321" calcext:value-type="float">
            <text:p>5.603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711" calcext:value-type="float">
            <text:p>0.0032711</text:p>
          </table:table-cell>
          <table:table-cell office:value-type="float" office:value="2.98628" calcext:value-type="float">
            <text:p>2.98628</text:p>
          </table:table-cell>
          <table:table-cell office:value-type="float" office:value="6.04245" calcext:value-type="float">
            <text:p>6.04245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tic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AVERAGE([.B3:.B5])" office:value-type="float" office:value="0.00367172666666667" calcext:value-type="float">
            <text:p>0.00367172666666667</text:p>
          </table:table-cell>
          <table:table-cell table:formula="of:=(SUM([.C3:.C5])+SUM([.D3:.D5]))/3" office:value-type="float" office:value="30.2878" calcext:value-type="float">
            <text:p>30.2878</text:p>
          </table:table-cell>
          <table:table-cell table:formula="of:=SUM([.G21:.H21])" office:value-type="float" office:value="30.2914717266667" calcext:value-type="float">
            <text:p>30.2914717266667</text:p>
          </table:table-cell>
          <table:table-cell table:formula="of:=[.G21]/([.G21]+[.H21])" office:value-type="float" office:value="0.000121213214722556" calcext:value-type="float">
            <text:p>0.000121213214722556</text:p>
          </table:table-cell>
          <table:table-cell table:formula="of:=1-[.J21]" office:value-type="float" office:value="0.999878786785277" calcext:value-type="float">
            <text:p>0.999878786785277</text:p>
          </table:table-cell>
          <table:table-cell/>
          <table:table-cell table:formula="of:=1/[.J21]" office:value-type="float" office:value="8249.9255736175" calcext:value-type="float">
            <text:p>8249.9255736175</text:p>
          </table:table-cell>
          <table:table-cell table:formula="of:=1/([.J21]+([.K21]/[.F21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23:.B25])" office:value-type="float" office:value="0.00345500333333333" calcext:value-type="float">
            <text:p>0.00345500333333333</text:p>
          </table:table-cell>
          <table:table-cell table:formula="of:=(SUM([.C23:.C25])+SUM([.D23:.D25]))/3" office:value-type="float" office:value="18.4038133333333" calcext:value-type="float">
            <text:p>18.4038133333333</text:p>
          </table:table-cell>
          <table:table-cell table:formula="of:=SUM([.G22:.H22])" office:value-type="float" office:value="18.4072683366667" calcext:value-type="float">
            <text:p>18.4072683366667</text:p>
          </table:table-cell>
          <table:table-cell table:formula="of:=[.G22]/([.G22]+[.H22])" office:value-type="float" office:value="0.000187697776233917" calcext:value-type="float">
            <text:p>0.000187697776233917</text:p>
          </table:table-cell>
          <table:table-cell table:formula="of:=1-[.J22]" office:value-type="float" office:value="0.999812302223766" calcext:value-type="float">
            <text:p>0.999812302223766</text:p>
          </table:table-cell>
          <table:table-cell table:number-columns-repeated="2"/>
          <table:table-cell table:formula="of:=1/([.J21]+([.K21]/[.F22]))" office:value-type="float" office:value="1.99975760295228" calcext:value-type="float">
            <text:p>1.99975760295228</text:p>
          </table:table-cell>
          <table:table-cell table:formula="of:=[.$D$4]/[.I22]" office:value-type="float" office:value="1.08614703900277" calcext:value-type="float">
            <text:p>1.08614703900277</text:p>
          </table:table-cell>
        </table:table-row>
        <table:table-row table:style-name="ro1">
          <table:table-cell/>
          <table:table-cell office:value-type="float" office:value="0.00328517" calcext:value-type="float">
            <text:p>0.00328517</text:p>
          </table:table-cell>
          <table:table-cell office:value-type="float" office:value="8.08904" calcext:value-type="float">
            <text:p>8.08904</text:p>
          </table:table-cell>
          <table:table-cell office:value-type="float" office:value="10.3758" calcext:value-type="float">
            <text:p>10.3758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B29:.B31])" office:value-type="float" office:value="0.00326236" calcext:value-type="float">
            <text:p>0.00326236</text:p>
          </table:table-cell>
          <table:table-cell table:style-name="ce1" table:formula="of:=(SUM([.C29:.C31])+SUM([.D29:.D31]))/3" office:value-type="float" office:value="10.4083133333333" calcext:value-type="float">
            <text:p>10.408313333</text:p>
          </table:table-cell>
          <table:table-cell table:formula="of:=SUM([.G23:.H23])" office:value-type="float" office:value="10.4115756933333" calcext:value-type="float">
            <text:p>10.4115756933333</text:p>
          </table:table-cell>
          <table:table-cell table:formula="of:=[.G23]/([.G23]+[.H23])" office:value-type="float" office:value="0.000313339699589269" calcext:value-type="float">
            <text:p>0.000313339699589269</text:p>
          </table:table-cell>
          <table:table-cell table:formula="of:=1-[.J23]" office:value-type="float" office:value="0.999686660300411" calcext:value-type="float">
            <text:p>0.999686660300411</text:p>
          </table:table-cell>
          <table:table-cell table:number-columns-repeated="2"/>
          <table:table-cell table:formula="of:=1/([.J21]+([.K21]/[.F23]))" office:value-type="float" office:value="3.99854597016622" calcext:value-type="float">
            <text:p>3.99854597016622</text:p>
          </table:table-cell>
          <table:table-cell table:formula="of:=[.$D$4]/[.I23]" office:value-type="float" office:value="1.9202664984515" calcext:value-type="float">
            <text:p>1.9202664984515</text:p>
          </table:table-cell>
        </table:table-row>
        <table:table-row table:style-name="ro1">
          <table:table-cell/>
          <table:table-cell office:value-type="float" office:value="0.00374293" calcext:value-type="float">
            <text:p>0.00374293</text:p>
          </table:table-cell>
          <table:table-cell office:value-type="float" office:value="7.78293" calcext:value-type="float">
            <text:p>7.78293</text:p>
          </table:table-cell>
          <table:table-cell office:value-type="float" office:value="10.6419" calcext:value-type="float">
            <text:p>10.64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33691" calcext:value-type="float">
            <text:p>0.00333691</text:p>
          </table:table-cell>
          <table:table-cell office:value-type="float" office:value="7.89107" calcext:value-type="float">
            <text:p>7.89107</text:p>
          </table:table-cell>
          <table:table-cell office:value-type="float" office:value="10.4307" calcext:value-type="float">
            <text:p>10.43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7706" calcext:value-type="float">
            <text:p>0.00327706</text:p>
          </table:table-cell>
          <table:table-cell office:value-type="float" office:value="4.55661" calcext:value-type="float">
            <text:p>4.55661</text:p>
          </table:table-cell>
          <table:table-cell office:value-type="float" office:value="6.08382" calcext:value-type="float">
            <text:p>6.083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5298" calcext:value-type="float">
            <text:p>0.00325298</text:p>
          </table:table-cell>
          <table:table-cell office:value-type="float" office:value="4.64886" calcext:value-type="float">
            <text:p>4.64886</text:p>
          </table:table-cell>
          <table:table-cell office:value-type="float" office:value="5.66079" calcext:value-type="float">
            <text:p>5.660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5704" calcext:value-type="float">
            <text:p>0.00325704</text:p>
          </table:table-cell>
          <table:table-cell office:value-type="float" office:value="4.67466" calcext:value-type="float">
            <text:p>4.67466</text:p>
          </table:table-cell>
          <table:table-cell office:value-type="float" office:value="5.6002" calcext:value-type="float">
            <text:p>5.600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2"/>
          <table:table-cell office:value-type="string" calcext:value-type="string">
            <text:p>Load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</table:table-row>
        <table:table-row table:style-name="ro1">
          <table:table-cell/>
          <table:table-cell office:value-type="float" office:value="0.00327015" calcext:value-type="float">
            <text:p>0.00327015</text:p>
          </table:table-cell>
          <table:table-cell office:value-type="float" office:value="5.19322" calcext:value-type="float">
            <text:p>5.19322</text:p>
          </table:table-cell>
          <table:table-cell office:value-type="float" office:value="10.3753" calcext:value-type="float">
            <text:p>10.3753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B3:.B5])" office:value-type="float" office:value="0.00367172666666667" calcext:value-type="float">
            <text:p>0.00367172666666667</text:p>
          </table:table-cell>
          <table:table-cell table:formula="of:=(SUM([.C3:.C5])+SUM([.D3:.D5]))/3" office:value-type="float" office:value="30.2878" calcext:value-type="float">
            <text:p>30.2878</text:p>
          </table:table-cell>
          <table:table-cell table:formula="of:=SUM([.G37:.H37])" office:value-type="float" office:value="30.2914717266667" calcext:value-type="float">
            <text:p>30.2914717266667</text:p>
          </table:table-cell>
          <table:table-cell table:formula="of:=[.G37]/([.G37]+[.H37])" office:value-type="float" office:value="0.000121213214722556" calcext:value-type="float">
            <text:p>0.000121213214722556</text:p>
          </table:table-cell>
          <table:table-cell table:formula="of:=1-[.J37]" office:value-type="float" office:value="0.999878786785277" calcext:value-type="float">
            <text:p>0.999878786785277</text:p>
          </table:table-cell>
          <table:table-cell/>
          <table:table-cell table:formula="of:=1/[.J37]" office:value-type="float" office:value="8249.9255736175" calcext:value-type="float">
            <text:p>8249.9255736175</text:p>
          </table:table-cell>
          <table:table-cell table:formula="of:=1/([.J37]+([.K37]/[.F37])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00324893" calcext:value-type="float">
            <text:p>0.00324893</text:p>
          </table:table-cell>
          <table:table-cell office:value-type="float" office:value="5.28005" calcext:value-type="float">
            <text:p>5.28005</text:p>
          </table:table-cell>
          <table:table-cell office:value-type="float" office:value="10.9531" calcext:value-type="float">
            <text:p>10.953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B37:.B39])" office:value-type="float" office:value="0.00335606" calcext:value-type="float">
            <text:p>0.00335606</text:p>
          </table:table-cell>
          <table:table-cell table:formula="of:=(SUM([.C37:.C39])+SUM([.D37:.D39]))/3" office:value-type="float" office:value="16.0946033333333" calcext:value-type="float">
            <text:p>16.0946033333333</text:p>
          </table:table-cell>
          <table:table-cell table:formula="of:=SUM([.G38:.H38])" office:value-type="float" office:value="16.0979593933333" calcext:value-type="float">
            <text:p>16.0979593933333</text:p>
          </table:table-cell>
          <table:table-cell table:formula="of:=[.G38]/([.G38]+[.H38])" office:value-type="float" office:value="0.000208477355296961" calcext:value-type="float">
            <text:p>0.000208477355296961</text:p>
          </table:table-cell>
          <table:table-cell table:formula="of:=1-[.J38]" office:value-type="float" office:value="0.999791522644703" calcext:value-type="float">
            <text:p>0.999791522644703</text:p>
          </table:table-cell>
          <table:table-cell table:number-columns-repeated="2"/>
          <table:table-cell table:formula="of:=1/([.J37]+([.K37]/[.F38]))" office:value-type="float" office:value="1.99975760295228" calcext:value-type="float">
            <text:p>1.99975760295228</text:p>
          </table:table-cell>
          <table:table-cell table:formula="of:=[.$D$4]/[.I38]" office:value-type="float" office:value="1.24195865522432" calcext:value-type="float">
            <text:p>1.24195865522432</text:p>
          </table:table-cell>
        </table:table-row>
        <table:table-row table:style-name="ro1">
          <table:table-cell/>
          <table:table-cell office:value-type="float" office:value="0.0035491" calcext:value-type="float">
            <text:p>0.0035491</text:p>
          </table:table-cell>
          <table:table-cell office:value-type="float" office:value="5.29744" calcext:value-type="float">
            <text:p>5.29744</text:p>
          </table:table-cell>
          <table:table-cell office:value-type="float" office:value="11.1847" calcext:value-type="float">
            <text:p>11.1847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B43:.B45])" office:value-type="float" office:value="0.00361100666666667" calcext:value-type="float">
            <text:p>0.00361100666666667</text:p>
          </table:table-cell>
          <table:table-cell table:formula="of:=(SUM([.C43:.C45])+SUM([.D43:.D45]))/3" office:value-type="float" office:value="8.63066" calcext:value-type="float">
            <text:p>8.63066</text:p>
          </table:table-cell>
          <table:table-cell table:formula="of:=SUM([.G39:.H39])" office:value-type="float" office:value="8.63427100666667" calcext:value-type="float">
            <text:p>8.63427100666667</text:p>
          </table:table-cell>
          <table:table-cell table:formula="of:=[.G39]/([.G39]+[.H39])" office:value-type="float" office:value="0.00041821789747838" calcext:value-type="float">
            <text:p>0.00041821789747838</text:p>
          </table:table-cell>
          <table:table-cell table:formula="of:=1-[.J39]" office:value-type="float" office:value="0.999581782102522" calcext:value-type="float">
            <text:p>0.999581782102522</text:p>
          </table:table-cell>
          <table:table-cell table:number-columns-repeated="2"/>
          <table:table-cell table:formula="of:=1/([.J37]+([.K37]/[.F39]))" office:value-type="float" office:value="3.99854597016622" calcext:value-type="float">
            <text:p>3.99854597016622</text:p>
          </table:table-cell>
          <table:table-cell table:formula="of:=[.$D$4]/[.I39]" office:value-type="float" office:value="2.31554001311322" calcext:value-type="float">
            <text:p>2.315540013113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430107" calcext:value-type="float">
            <text:p>0.00430107</text:p>
          </table:table-cell>
          <table:table-cell office:value-type="float" office:value="2.78087" calcext:value-type="float">
            <text:p>2.78087</text:p>
          </table:table-cell>
          <table:table-cell office:value-type="float" office:value="5.81024" calcext:value-type="float">
            <text:p>5.81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7086" calcext:value-type="float">
            <text:p>0.00327086</text:p>
          </table:table-cell>
          <table:table-cell office:value-type="float" office:value="2.77605" calcext:value-type="float">
            <text:p>2.77605</text:p>
          </table:table-cell>
          <table:table-cell office:value-type="float" office:value="5.94708" calcext:value-type="float">
            <text:p>5.94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326109" calcext:value-type="float">
            <text:p>0.00326109</text:p>
          </table:table-cell>
          <table:table-cell office:value-type="float" office:value="2.80305" calcext:value-type="float">
            <text:p>2.80305</text:p>
          </table:table-cell>
          <table:table-cell office:value-type="float" office:value="5.77469" calcext:value-type="float">
            <text:p>5.7746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04:00.815776546</meta:creation-date>
    <meta:generator>LibreOffice/7.4.1.2$Linux_X86_64 LibreOffice_project/40$Build-2</meta:generator>
    <dc:date>2022-10-21T18:12:11.954259346</dc:date>
    <meta:editing-duration>PT1H22M48S</meta:editing-duration>
    <meta:editing-cycles>14</meta:editing-cycles>
    <meta:document-statistic meta:table-count="2" meta:cell-count="280" meta:object-count="0"/>
  </office:meta>
</office:document-meta>
</file>